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22a60" officeooo:paragraph-rsid="00122a60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9e65" officeooo:paragraph-rsid="001c9e65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2d4e2" officeooo:paragraph-rsid="0012d4e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2d4e2" officeooo:paragraph-rsid="001a822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2d4e2" officeooo:paragraph-rsid="001942f3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2d4e2" officeooo:paragraph-rsid="0012d4e2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3bc8f" officeooo:paragraph-rsid="001817ed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d49d2" officeooo:paragraph-rsid="001d49d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d49d2" officeooo:paragraph-rsid="001d49d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paragraph-rsid="001817e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2d4e2" officeooo:paragraph-rsid="0012d4e2"/>
    </style:style>
    <style:style style:name="T1" style:family="text">
      <style:text-properties officeooo:rsid="0013bc8f"/>
    </style:style>
    <style:style style:name="T2" style:family="text">
      <style:text-properties style:font-name="DejaVu Sans" fo:font-size="11pt" style:font-size-asian="9.60000038146973pt" style:font-size-complex="11pt"/>
    </style:style>
    <style:style style:name="T3" style:family="text">
      <style:text-properties style:font-name="DejaVu Sans" fo:font-size="11pt" officeooo:rsid="0012d4e2" style:font-size-asian="9.60000038146973pt" style:font-size-complex="11pt"/>
    </style:style>
    <style:style style:name="T4" style:family="text">
      <style:text-properties style:font-name="DejaVu Sans" fo:font-size="11pt" officeooo:rsid="0013bc8f" style:font-size-asian="9.60000038146973pt" style:font-size-complex="11pt"/>
    </style:style>
    <style:style style:name="T5" style:family="text">
      <style:text-properties style:font-name="DejaVu Sans" fo:font-size="11pt" officeooo:rsid="001b0477" style:font-size-asian="9.60000038146973pt" style:font-size-complex="11pt"/>
    </style:style>
    <style:style style:name="T6" style:family="text">
      <style:text-properties style:font-name="DejaVu Sans" fo:font-size="11pt" officeooo:rsid="001d49d2" style:font-size-asian="9.60000038146973pt" style:font-size-complex="11pt"/>
    </style:style>
    <style:style style:name="T7" style:family="text">
      <style:text-properties style:font-name="DejaVu Sans" fo:font-size="11pt" style:font-size-asian="11pt" style:font-size-complex="11pt"/>
    </style:style>
    <style:style style:name="T8" style:family="text">
      <style:text-properties officeooo:rsid="001942f3"/>
    </style:style>
    <style:style style:name="T9" style:family="text">
      <style:text-properties officeooo:rsid="001a8227"/>
    </style:style>
    <style:style style:name="T10" style:family="text">
      <style:text-properties officeooo:rsid="001c9e65"/>
    </style:style>
    <style:style style:name="T11" style:family="text">
      <style:text-properties officeooo:rsid="001d49d2"/>
    </style:style>
    <style:style style:name="T12" style:family="text">
      <style:text-properties style:font-size-asian="9.60000038146973pt"/>
    </style:style>
    <style:style style:name="T13" style:family="text">
      <style:text-properties officeooo:rsid="0012d4e2" style:font-size-asian="9.6000003814697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Wallet</text:span> Descriptor <text:span text:style-name="T10">Envelope</text:span></text:p>
      <text:p text:style-name="P1"/>
      <text:p text:style-name="P2">In this ORANGE envelope, you will find the Wallet Descriptor, which allows you to regenerate the Bitcoin Wallet in the Wallet Management Interface.</text:p>
      <text:p text:style-name="P3"/>
      <text:p text:style-name="P2">Items list:</text:p>
      <text:p text:style-name="P3"><text:tab/>- <text:span text:style-name="T10">Wallet</text:span> Descriptor <text:span text:style-name="T10">in QR format</text:span></text:p>
      <text:p text:style-name="P3"><text:tab/>- <text:span text:style-name="T10">Wallet</text:span> Descriptor <text:span text:style-name="T10">in text format (same page)</text:span></text:p>
      <text:p text:style-name="P3"/>
      <text:p text:style-name="P9">The 2 items represent the same information (Wallet Descriptor) in 2 different formats.</text:p>
      <text:p text:style-name="P9"/>
      <text:p text:style-name="P9"><text:span text:style-name="T13">T</text:span><text:span text:style-name="T12">he Wallet Descriptor is the backup of all the Public Keys, derived <text:s/>from the 5 Signing Keys (combination of Seeds and Passphrase.)</text:span></text:p>
      <text:p text:style-name="P9"/>
      <text:p text:style-name="P4"><text:span text:style-name="T11">Whereas the Seeds and the Passphrase must ALWAYS remain offline and disconnected from the internet, the Wallet Descriptor must be exported to an internet-connected device in order to get information about the Bitcoin vault, such as receiving addresses, transactions, balance, etc.</text:span></text:p>
      <text:p text:style-name="P3"/>
      <text:p text:style-name="P3"><text:span text:style-name="T11">Highly-confidential data</text:span>: Seeds <text:span text:style-name="T11">and</text:span><text:span text:style-name="T8"> </text:span>Passphrase</text:p>
      <text:p text:style-name="P11"><text:span text:style-name="T6">Semi-public data: Wallet</text:span><text:span text:style-name="T2"> Descriptor</text:span></text:p>
      <text:p text:style-name="P3"/>
      <text:p text:style-name="P8">WARNING:</text:p>
      <text:p text:style-name="P6"/>
      <text:p text:style-name="P5">Although the <text:span text:style-name="T11">Wallet</text:span> Descriptor is not <text:span text:style-name="T11">highly</text:span>-confidential information, sharing it does present a privacy risk.</text:p>
      <text:p text:style-name="P5"/>
      <text:p text:style-name="P5">Anyone who has access to the <text:span text:style-name="T11">Wallet</text:span> Descriptor will have access to information on the contents of the <text:span text:style-name="T11">Bitcoin vault</text:span> (transactions, amounts, total balance, etc.).</text:p>
      <text:p text:style-name="P5"/>
      <text:p text:style-name="P5">As a general rule, only share the <text:span text:style-name="T11">Wallet</text:span> Descriptor with the <text:span text:style-name="T11">owner, the</text:span> <text:span text:style-name="T11">guardians</text:span>, and <text:span text:style-name="T11">the</text:span> heirs.</text:p>
      <text:p text:style-name="P5"/>
      <text:p text:style-name="P5">The <text:span text:style-name="T11">Wallet</text:span> Descriptor is essential for sending and receiving transactions to and from the Bitcoin vault. If lost, it can be recreated from the 5 S<text:span text:style-name="T11">igning Key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41:47.602659169</meta:creation-date>
    <dc:date>2024-05-10T14:40:09.382219007</dc:date>
    <meta:editing-duration>P1DT48M1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12" meta:character-count="1376" meta:non-whitespace-character-count="1176"/>
  </office:meta>
</office:document-meta>
</file>